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69.67mm" svg:height="112.97mm" svg:x="65.91mm" svg:y="1.59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254.06mm" svg:height="133.62mm" svg:x="67.09mm" svg:y="0mm">
            <loext:p/>
            <draw:object draw:notify-on-update-of-ranges="'2. Wybory'.A2:'2. Wybory'.A5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59.99mm" svg:height="89.99mm" svg:x="35.01mm" svg:y="6.29mm">
            <loext:p/>
            <draw:object draw:notify-on-update-of-ranges="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1.87" calcext:value-type="float">
            <text:p>1,87</text:p>
          </table:table-cell>
          <table:table-cell table:style-name="ce8" table:formula="of:=RAND()*0.5+0.5" office:value-type="percentage" office:value="0.812359279196244" calcext:value-type="percentage">
            <text:p>8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3.7" calcext:value-type="float">
            <text:p>3,7</text:p>
          </table:table-cell>
          <table:table-cell table:style-name="ce8" table:formula="of:=RAND()*0.5+0.5" office:value-type="percentage" office:value="0.596250568225514" calcext:value-type="percentage">
            <text:p>6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2.11" calcext:value-type="float">
            <text:p>2,11</text:p>
          </table:table-cell>
          <table:table-cell table:style-name="ce8" table:formula="of:=RAND()*0.5+0.5" office:value-type="percentage" office:value="0.692913934297394" calcext:value-type="percentage">
            <text:p>6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5.24" calcext:value-type="float">
            <text:p>5,24</text:p>
          </table:table-cell>
          <table:table-cell table:style-name="ce8" table:formula="of:=RAND()*0.5+0.5" office:value-type="percentage" office:value="0.576958577905316" calcext:value-type="percentage">
            <text:p>5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5.71" calcext:value-type="float">
            <text:p>5,71</text:p>
          </table:table-cell>
          <table:table-cell table:style-name="ce8" table:formula="of:=RAND()*0.5+0.5" office:value-type="percentage" office:value="0.615521528699901" calcext:value-type="percentage">
            <text:p>6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3.3" calcext:value-type="float">
            <text:p>3,3</text:p>
          </table:table-cell>
          <table:table-cell table:style-name="ce8" table:formula="of:=RAND()*0.5+0.5" office:value-type="percentage" office:value="0.708648789848667" calcext:value-type="percentage">
            <text:p>7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3.78" calcext:value-type="float">
            <text:p>3,78</text:p>
          </table:table-cell>
          <table:table-cell table:style-name="ce8" table:formula="of:=RAND()*0.5+0.5" office:value-type="percentage" office:value="0.503631570201833" calcext:value-type="percentage">
            <text:p>5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1.23" calcext:value-type="float">
            <text:p>1,23</text:p>
          </table:table-cell>
          <table:table-cell table:style-name="ce8" table:formula="of:=RAND()*0.5+0.5" office:value-type="percentage" office:value="0.940207553852815" calcext:value-type="percentage">
            <text:p>9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1.5" calcext:value-type="float">
            <text:p>1,5</text:p>
          </table:table-cell>
          <table:table-cell table:style-name="ce8" table:formula="of:=RAND()*0.5+0.5" office:value-type="percentage" office:value="0.954962002753746" calcext:value-type="percentage">
            <text:p>9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5.19" calcext:value-type="float">
            <text:p>5,19</text:p>
          </table:table-cell>
          <table:table-cell table:style-name="ce8" table:formula="of:=RAND()*0.5+0.5" office:value-type="percentage" office:value="0.850549776281696" calcext:value-type="percentage">
            <text:p>85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57:09.26808703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10:34:37.365183707</dc:date>
    <meta:generator>LibreOffice/5.4.2.2$Linux_X86_64 LibreOffice_project/40m0$Build-2</meta:generator>
    <meta:editing-duration>PT2H7M33S</meta:editing-duration>
    <meta:editing-cycles>22</meta:editing-cycles>
    <meta:document-statistic meta:table-count="7" meta:cell-count="520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ff685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fffbcc" draw:fill-color="#fffbc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db94d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68cm" svg:height="11.298cm" xlink:href=".." xlink:type="simple" chart:class="chart:line" chart:style-name="ch1">
        <chart:title svg:x="6.959cm" svg:y="0.361cm" chart:style-name="ch2">
          <text:p>Dane giełdowe</text:p>
        </chart:title>
        <chart:subtitle svg:x="7.395cm" svg:y="1.365cm" chart:style-name="ch3">
          <text:p>za rok 2012</text:p>
        </chart:subtitle>
        <chart:legend chart:legend-position="end" svg:x="13.798cm" svg:y="5.35cm" style:legend-expansion="high" chart:style-name="ch4"/>
        <chart:plot-area chart:style-name="ch5" table:cell-range-address="'1. Giełda'.A1:'1. Giełda'.B22" chart:data-source-has-labels="both" svg:x="1.35cm" svg:y="2.273cm" svg:width="12.109cm" svg:height="7.819cm">
          <chartooo:coordinate-region svg:x="3.109cm" svg:y="2.472cm" svg:width="10.328cm" svg:height="5.677cm"/>
          <chart:axis chart:dimension="x" chart:name="primary-x" chart:style-name="ch6" chartooo:axis-type="auto">
            <chartooo:date-scale/>
            <chart:title svg:x="7.003cm" svg:y="10.317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6.821cm" chart:style-name="ch10">
              <text:p>Wartość</text:p>
            </chart:title>
            <chart:grid chart:style-name="ch8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-and-percentage" chart:data-label-text="true" chart:data-label-symbol="true"/>
    </style:style>
    <style:style style:name="ch6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000">
      <style:chart-properties loext:label-stroke-color="#3465a4" chart:link-data-style-to-source="true" chart:data-label-number="value-and-percentage" chart:data-label-text="true" chart:data-label-symbol="true" chart:label-position="outside"/>
      <style:graphic-properties draw:stroke="none" draw:fill-color="#004586" fo:wrap-option="wrap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07cm" svg:height="13.363cm" xlink:href=".." xlink:type="simple" chart:class="chart:circle" chart:style-name="ch1">
        <chart:title svg:x="11.019cm" svg:y="0.403cm" chart:style-name="ch2">
          <text:p>Wybory szkolne</text:p>
        </chart:title>
        <chart:subtitle svg:x="10.132cm" svg:y="1.449cm" chart:style-name="ch3">
          <text:p>Pełnienie okreslonych funkcji</text:p>
        </chart:subtitle>
        <chart:legend chart:legend-position="end" svg:x="20.25cm" svg:y="5.529cm" style:legend-expansion="high" chart:style-name="ch4"/>
        <chart:plot-area chart:style-name="ch5" table:cell-range-address="'2. Wybory'.A2:'2. Wybory'.B5" chart:data-source-has-labels="column" svg:x="0.508cm" svg:y="2.399cm" svg:width="19.234cm" svg:height="10.697cm">
          <chartooo:coordinate-region svg:x="4.702cm" svg:y="2.994cm" svg:width="10.102cm" svg:height="10.102cm"/>
          <chart:axis chart:dimension="x" chart:name="primary-x" chart:style-name="ch6" chartooo:axis-type="auto">
            <chartooo:date-scale/>
            <chart:categories table:cell-range-address="'2. Wybory'.A2:'2. Wybory'.A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2. Wybory'.B2:'2. Wybory'.B5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bitmap" draw:fill-color="#e6e6e6" draw:fill-gradient-name="Tango_20_Green" draw:gradient-step-count="0" draw:fill-image-name="_35__20_Percent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'3. Matematyczne I'.B2:'3. Matematyczne I'.B102" svg:x="0.257cm" svg:y="0.18cm" svg:width="12.322cm" svg:height="8.639cm">
          <chartooo:coordinate-region svg:x="0.799cm" svg:y="0.379cm" svg:width="11.639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3. Matematyczne I'.B2:'3. Matematyczne I'.B102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